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PLAN PROJET TUT: L'aide des logiciels de Musique Assisté par Ordinateur dans la conception musicale</text:p>
      <text:p text:style-name="Standard"/>
      <text:p text:style-name="Standard">Les principes de fonctionnement des logiciels MAO, ainsi que les différents types de logiciels et leurs applications. En partie<text:s/>éco/droit, une explication des licences sur certains logiciels, avec l'ajout des packs de samples achetables, et les droits figurant sur les logiciels et les produits qu'ils servent à développer.</text:p>
      <text:p text:style-name="Standard"/>
      <text:p text:style-name="Standard">Introduction: Définition et présentation du sujet</text:p>
      <text:p text:style-name="Standard"/>
      <text:p text:style-name="Standard">I.Les différents types de MAO</text:p>
      <text:p text:style-name="Standard"/>
      <text:p text:style-name="Standard">II.le fonctionnement des MAO</text:p>
      <text:p text:style-name="Standard"/>
      <text:p text:style-name="Standard">III. Licences, packs de samples et droits.</text:p>
      <text:p text:style-name="Standard">Conclusion</text:p>
      <text:p text:style-name="Standard"/>
      <text:p text:style-name="Standard">Sondage pas trop long + analys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is Vilmard</dc:creator>
    <meta:creation-date>2020-10-01T09:09:00Z</meta:creation-date>
    <dc:date>2020-10-08T07:40:00Z</dc:date>
    <meta:template xlink:href="Normal.dotm" xlink:type="simple"/>
    <meta:editing-cycles>6</meta:editing-cycles>
    <meta:editing-duration>PT900S</meta:editing-duration>
    <meta:document-statistic meta:page-count="1" meta:paragraph-count="1" meta:word-count="96" meta:character-count="625" meta:row-count="4" meta:non-whitespace-character-count="530"/>
  </office:meta>
</office:document-meta>
</file>